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able1" style:family="table">
      <style:table-properties table:align="left" style:width="2.54cm" fo:margin-left="0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0.635cm"/>
    </style:style>
    <style:style style:name="Column3" style:family="table-column">
      <style:table-column-properties style:column-width="0.635cm"/>
    </style:style>
    <style:style style:name="Column4" style:family="table-column">
      <style:table-column-properties style:column-width="0.635cm"/>
    </style:style>
    <style:style style:name="Row1" style:family="table-row"/>
    <style:style style:name="Cell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able2" style:family="table">
      <style:table-properties table:align="left" style:width="2.54cm" fo:margin-left="0cm"/>
    </style:style>
    <style:style style:name="Column5" style:family="table-column">
      <style:table-column-properties style:column-width="0.635cm"/>
    </style:style>
    <style:style style:name="Column6" style:family="table-column">
      <style:table-column-properties style:column-width="0.635cm"/>
    </style:style>
    <style:style style:name="Column7" style:family="table-column">
      <style:table-column-properties style:column-width="0.635cm"/>
    </style:style>
    <style:style style:name="Column8" style:family="table-column">
      <style:table-column-properties style:column-width="0.635cm"/>
    </style:style>
    <style:style style:name="Row5" style:family="table-row"/>
    <style:style style:name="Cell1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able3" style:family="table">
      <style:table-properties table:align="left" style:width="2.54cm" fo:margin-left="0cm"/>
    </style:style>
    <style:style style:name="Column9" style:family="table-column">
      <style:table-column-properties style:column-width="0.635cm"/>
    </style:style>
    <style:style style:name="Column10" style:family="table-column">
      <style:table-column-properties style:column-width="0.635cm"/>
    </style:style>
    <style:style style:name="Column11" style:family="table-column">
      <style:table-column-properties style:column-width="0.635cm"/>
    </style:style>
    <style:style style:name="Column12" style:family="table-column">
      <style:table-column-properties style:column-width="0.635cm"/>
    </style:style>
    <style:style style:name="Row6" style:family="table-row"/>
    <style:style style:name="Cell2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text-underline-style="solid" style:text-underline-color="font-color"/>
    </style:style>
    <style:style style:name="P5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>
      <style:text-properties fo:font-weight="bold" style:font-weight-asian="bold" style:font-weight-complex="bold"/>
    </style:style>
    <style:style style:name="T54_74" style:family="text">
      <style:text-properties fo:font-weight="bold" style:font-weight-asian="bold" style:font-weight-complex="bold"/>
    </style:style>
    <style:style style:name="T54_75" style:family="text">
      <style:text-properties fo:font-weight="bold" style:font-weight-asian="bold" style:font-weight-complex="bold"/>
    </style:style>
    <style:style style:name="T54_76" style:family="text">
      <style:text-properties fo:font-weight="bold" style:font-weight-asian="bold" style:font-weight-complex="bold"/>
    </style:style>
    <style:style style:name="T54_77" style:family="text">
      <style:text-properties fo:font-weight="bold" style:font-weight-asian="bold" style:font-weight-complex="bold"/>
    </style:style>
    <style:style style:name="T54_78" style:family="text">
      <style:text-properties fo:font-weight="bold" style:font-weight-asian="bold" style:font-weight-complex="bold"/>
    </style:style>
    <style:style style:name="T54_79" style:family="text">
      <style:text-properties fo:font-weight="bold" style:font-weight-asian="bold" style:font-weight-complex="bold"/>
    </style:style>
    <style:style style:name="T54_80" style:family="text">
      <style:text-properties fo:font-weight="bold" style:font-weight-asian="bold" style:font-weight-complex="bold"/>
    </style:style>
    <style:style style:name="T54_81" style:family="text">
      <style:text-properties fo:font-weight="bold" style:font-weight-asian="bold" style:font-weight-complex="bold"/>
    </style:style>
    <style:style style:name="T54_82" style:family="text">
      <style:text-properties fo:font-weight="bold" style:font-weight-asian="bold" style:font-weight-complex="bold"/>
    </style:style>
    <style:style style:name="T54_83" style:family="text">
      <style:text-properties fo:font-weight="bold" style:font-weight-asian="bold" style:font-weight-complex="bold"/>
    </style:style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T54_90" style:family="text"/>
    <style:style style:name="T54_91" style:family="text"/>
    <style:style style:name="T54_92" style:family="text"/>
    <style:style style:name="T54_93" style:family="text"/>
    <style:style style:name="T54_94" style:family="text"/>
    <style:style style:name="T54_95" style:family="text"/>
    <style:style style:name="T54_96" style:family="text"/>
    <style:style style:name="T54_97" style:family="text"/>
    <style:style style:name="T54_98" style:family="text"/>
    <style:style style:name="T54_99" style:family="text"/>
    <style:style style:name="T54_100" style:family="text"/>
    <style:style style:name="T54_101" style:family="text"/>
    <style:style style:name="T54_102" style:family="text"/>
    <style:style style:name="T54_103" style:family="text"/>
    <style:style style:name="T54_104" style:family="text"/>
    <style:style style:name="T54_105" style:family="text"/>
    <style:style style:name="T54_106" style:family="text"/>
    <style:style style:name="T54_107" style:family="text"/>
    <style:style style:name="T54_108" style:family="text"/>
    <style:style style:name="T54_109" style:family="text"/>
    <style:style style:name="T54_110" style:family="text"/>
    <style:style style:name="T54_111" style:family="text"/>
    <style:style style:name="T54_112" style:family="text"/>
    <style:style style:name="T54_113" style:family="text"/>
    <style:style style:name="T54_114" style:family="text"/>
    <style:style style:name="T54_115" style:family="text"/>
    <style:style style:name="T54_116" style:family="text"/>
    <style:style style:name="T54_117" style:family="text"/>
    <style:style style:name="T54_118" style:family="text"/>
    <style:style style:name="T54_119" style:family="text"/>
    <style:style style:name="T54_120" style:family="text"/>
    <style:style style:name="T54_121" style:family="text"/>
    <style:style style:name="T54_122" style:family="text"/>
    <style:style style:name="T54_123" style:family="text"/>
    <style:style style:name="T54_124" style:family="text"/>
    <style:style style:name="T54_125" style:family="text"/>
    <style:style style:name="T54_126" style:family="text"/>
    <style:style style:name="T54_127" style:family="text"/>
    <style:style style:name="T54_128" style:family="text"/>
    <style:style style:name="T54_129" style:family="text"/>
    <style:style style:name="T54_130" style:family="text"/>
    <style:style style:name="T54_131" style:family="text"/>
    <style:style style:name="T54_132" style:family="text"/>
    <style:style style:name="T54_133" style:family="text"/>
    <style:style style:name="T54_134" style:family="text"/>
    <style:style style:name="T54_135" style:family="text"/>
    <style:style style:name="T54_136" style:family="text"/>
    <style:style style:name="T54_137" style:family="text"/>
    <style:style style:name="T54_138" style:family="text"/>
    <style:style style:name="T54_139" style:family="text"/>
    <style:style style:name="T54_140" style:family="text"/>
    <style:style style:name="T54_141" style:family="text"/>
    <style:style style:name="T54_142" style:family="text"/>
    <style:style style:name="T54_143" style:family="text"/>
    <style:style style:name="T54_144" style:family="text"/>
    <style:style style:name="T54_145" style:family="text"/>
    <style:style style:name="T54_146" style:family="text"/>
    <style:style style:name="T54_147" style:family="text"/>
    <style:style style:name="T54_148" style:family="text"/>
    <style:style style:name="T54_149" style:family="text"/>
    <style:style style:name="T54_150" style:family="text"/>
    <style:style style:name="T54_151" style:family="text"/>
    <style:style style:name="T54_152" style:family="text"/>
    <style:style style:name="T54_153" style:family="text"/>
    <style:style style:name="T54_154" style:family="text"/>
    <style:style style:name="T54_155" style:family="text"/>
    <style:style style:name="T54_156" style:family="text"/>
    <style:style style:name="T54_157" style:family="text"/>
    <style:style style:name="T54_158" style:family="text"/>
    <style:style style:name="T54_159" style:family="text"/>
    <style:style style:name="T54_160" style:family="text"/>
    <style:style style:name="T54_161" style:family="text"/>
    <style:style style:name="T54_162" style:family="text"/>
    <style:style style:name="T54_163" style:family="text"/>
    <style:style style:name="T54_164" style:family="text"/>
    <style:style style:name="T54_165" style:family="text"/>
    <style:style style:name="T54_166" style:family="text"/>
    <style:style style:name="T54_167" style:family="text"/>
    <style:style style:name="T54_168" style:family="text"/>
    <style:style style:name="T54_169" style:family="text"/>
    <style:style style:name="T54_170" style:family="text"/>
    <style:style style:name="T54_171" style:family="text"/>
    <style:style style:name="T54_172" style:family="text"/>
    <style:style style:name="T54_173" style:family="text"/>
    <style:style style:name="T54_174" style:family="text"/>
    <style:style style:name="T54_175" style:family="text"/>
    <style:style style:name="T54_176" style:family="text"/>
    <style:style style:name="T54_177" style:family="text"/>
    <style:style style:name="T54_178" style:family="text"/>
    <style:style style:name="T54_179" style:family="text">
      <style:text-properties fo:font-style="italic" style:font-style-asian="italic" style:font-style-complex="italic"/>
    </style:style>
    <style:style style:name="T54_180" style:family="text"/>
    <style:style style:name="T54_181" style:family="text">
      <style:text-properties fo:font-weight="bold" style:font-weight-asian="bold" style:font-weight-complex="bold"/>
    </style:style>
    <style:style style:name="T54_182" style:family="text"/>
    <style:style style:name="T54_183" style:family="text"/>
    <style:style style:name="T54_184" style:family="text"/>
    <style:style style:name="T54_185" style:family="text"/>
    <style:style style:name="T54_186" style:family="text"/>
    <style:style style:name="T54_187" style:family="text"/>
    <style:style style:name="T54_188" style:family="text"/>
    <style:style style:name="T54_189" style:family="text"/>
    <style:style style:name="T54_190" style:family="text"/>
    <style:style style:name="T54_191" style:family="text">
      <style:text-properties fo:font-weight="bold" style:font-weight-asian="bold" style:font-weight-complex="bold"/>
    </style:style>
    <style:style style:name="T54_192" style:family="text"/>
    <style:style style:name="T54_193" style:family="text">
      <style:text-properties fo:font-weight="bold" style:font-weight-asian="bold" style:font-weight-complex="bold"/>
    </style:style>
    <style:style style:name="T54_194" style:family="text"/>
    <style:style style:name="T54_195" style:family="text"/>
    <style:style style:name="T54_196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>
      <style:text-properties fo:font-style="italic" style:font-style-asian="italic" style:font-style-complex="italic"/>
    </style:style>
    <style:style style:name="T56_86" style:family="text"/>
    <style:style style:name="T56_87" style:family="text">
      <style:text-properties fo:font-weight="bold" style:font-weight-asian="bold" style:font-weight-complex="bold"/>
    </style:style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>
      <style:text-properties fo:font-weight="bold" style:font-weight-asian="bold" style:font-weight-complex="bold"/>
    </style:style>
    <style:style style:name="T56_94" style:family="text">
      <style:text-properties fo:font-weight="bold" style:font-weight-asian="bold" style:font-weight-complex="bold"/>
    </style:style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T56_155" style:family="text"/>
    <style:style style:name="T56_156" style:family="text"/>
    <style:style style:name="T56_157" style:family="text"/>
    <style:style style:name="T56_158" style:family="text"/>
    <style:style style:name="T56_159" style:family="text"/>
    <style:style style:name="T56_160" style:family="text"/>
    <style:style style:name="T56_161" style:family="text"/>
    <style:style style:name="T56_162" style:family="text"/>
    <style:style style:name="T56_163" style:family="text"/>
    <style:style style:name="T56_164" style:family="text"/>
    <style:style style:name="T56_165" style:family="text"/>
    <style:style style:name="T56_166" style:family="text"/>
    <style:style style:name="T56_167" style:family="text"/>
    <style:style style:name="T56_168" style:family="text"/>
    <style:style style:name="T56_169" style:family="text"/>
    <style:style style:name="T56_170" style:family="text"/>
    <style:style style:name="T56_171" style:family="text"/>
    <style:style style:name="T56_172" style:family="text"/>
    <style:style style:name="T56_173" style:family="text"/>
    <style:style style:name="T56_174" style:family="text"/>
    <style:style style:name="T56_175" style:family="text"/>
    <style:style style:name="T56_176" style:family="text"/>
    <style:style style:name="T56_177" style:family="text"/>
    <style:style style:name="T56_178" style:family="text"/>
    <style:style style:name="T56_179" style:family="text"/>
    <style:style style:name="T56_180" style:family="text"/>
    <style:style style:name="T56_181" style:family="text"/>
    <style:style style:name="T56_182" style:family="text"/>
    <style:style style:name="T56_183" style:family="text"/>
    <style:style style:name="T56_184" style:family="text"/>
    <style:style style:name="T56_185" style:family="text"/>
    <style:style style:name="T56_186" style:family="text"/>
    <style:style style:name="T56_187" style:family="text"/>
    <style:style style:name="T56_188" style:family="text"/>
    <style:style style:name="T56_189" style:family="text"/>
    <style:style style:name="T56_190" style:family="text"/>
    <style:style style:name="T56_191" style:family="text"/>
    <style:style style:name="T56_192" style:family="text"/>
    <style:style style:name="T56_193" style:family="text"/>
    <style:style style:name="T56_194" style:family="text"/>
    <style:style style:name="T56_195" style:family="text"/>
    <style:style style:name="T56_196" style:family="text"/>
    <style:style style:name="T56_197" style:family="text"/>
    <style:style style:name="T56_198" style:family="text"/>
    <style:style style:name="T56_199" style:family="text"/>
    <style:style style:name="T56_200" style:family="text"/>
    <style:style style:name="T56_201" style:family="text"/>
    <style:style style:name="T56_202" style:family="text"/>
    <style:style style:name="T56_203" style:family="text"/>
    <style:style style:name="T56_204" style:family="text"/>
    <style:style style:name="T56_205" style:family="text"/>
    <style:style style:name="T56_206" style:family="text"/>
    <style:style style:name="T56_207" style:family="text"/>
    <style:style style:name="T56_208" style:family="text"/>
    <style:style style:name="T56_209" style:family="text"/>
    <style:style style:name="T56_210" style:family="text"/>
    <style:style style:name="T56_211" style:family="text"/>
    <style:style style:name="T56_212" style:family="text"/>
    <style:style style:name="T56_213" style:family="text"/>
    <style:style style:name="T56_214" style:family="text"/>
    <style:style style:name="T56_215" style:family="text"/>
    <style:style style:name="T56_216" style:family="text"/>
    <style:style style:name="T56_217" style:family="text"/>
    <style:style style:name="T56_218" style:family="text"/>
    <style:style style:name="T56_219" style:family="text"/>
    <style:style style:name="T56_220" style:family="text"/>
    <style:style style:name="T56_221" style:family="text"/>
    <style:style style:name="T56_222" style:family="text"/>
    <style:style style:name="T56_223" style:family="text"/>
    <style:style style:name="T56_224" style:family="text"/>
    <style:style style:name="T56_225" style:family="text"/>
    <style:style style:name="T56_226" style:family="text"/>
    <style:style style:name="T56_227" style:family="text"/>
    <style:style style:name="T56_228" style:family="text"/>
    <style:style style:name="T56_229" style:family="text"/>
    <style:style style:name="T56_230" style:family="text"/>
    <style:style style:name="T56_231" style:family="text"/>
    <style:style style:name="T56_232" style:family="text"/>
    <style:style style:name="T56_233" style:family="text"/>
    <style:style style:name="T56_234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text-underline-style="solid" style:text-underline-color="font-color"/>
    </style:style>
    <style:style style:name="T72_2" style:family="text">
      <style:text-properties style:text-underline-style="solid" style:text-underline-color="font-color"/>
    </style:style>
    <style:style style:name="T72_3" style:family="text">
      <style:text-properties style:text-underline-style="solid" style:text-underline-color="font-color"/>
    </style:style>
    <style:style style:name="T72_4" style:family="text">
      <style:text-properties style:text-underline-style="solid" style:text-underline-color="font-color"/>
    </style:style>
    <style:style style:name="P7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able4" style:family="table">
      <style:table-properties table:align="left" style:width="2.54cm" fo:margin-left="0cm"/>
    </style:style>
    <style:style style:name="Column13" style:family="table-column">
      <style:table-column-properties style:column-width="0.635cm"/>
    </style:style>
    <style:style style:name="Column14" style:family="table-column">
      <style:table-column-properties style:column-width="0.635cm"/>
    </style:style>
    <style:style style:name="Column15" style:family="table-column">
      <style:table-column-properties style:column-width="0.635cm"/>
    </style:style>
    <style:style style:name="Column16" style:family="table-column">
      <style:table-column-properties style:column-width="0.635cm"/>
    </style:style>
    <style:style style:name="Row7" style:family="table-row"/>
    <style:style style:name="Cell2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P93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2.54cm" fo:margin-left="0cm"/>
    </style:style>
    <style:style style:name="Column17" style:family="table-column">
      <style:table-column-properties style:column-width="0.635cm"/>
    </style:style>
    <style:style style:name="Column18" style:family="table-column">
      <style:table-column-properties style:column-width="0.635cm"/>
    </style:style>
    <style:style style:name="Column19" style:family="table-column">
      <style:table-column-properties style:column-width="0.635cm"/>
    </style:style>
    <style:style style:name="Column20" style:family="table-column">
      <style:table-column-properties style:column-width="0.635cm"/>
    </style:style>
    <style:style style:name="Row11" style:family="table-row"/>
    <style:style style:name="Cell4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2.54cm" fo:margin-left="0cm"/>
    </style:style>
    <style:style style:name="Column21" style:family="table-column">
      <style:table-column-properties style:column-width="0.635cm"/>
    </style:style>
    <style:style style:name="Column22" style:family="table-column">
      <style:table-column-properties style:column-width="0.635cm"/>
    </style:style>
    <style:style style:name="Column23" style:family="table-column">
      <style:table-column-properties style:column-width="0.635cm"/>
    </style:style>
    <style:style style:name="Column24" style:family="table-column">
      <style:table-column-properties style:column-width="0.635cm"/>
    </style:style>
    <style:style style:name="Row12" style:family="table-row"/>
    <style:style style:name="Cell4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2.54cm" fo:margin-left="0cm"/>
    </style:style>
    <style:style style:name="Column25" style:family="table-column">
      <style:table-column-properties style:column-width="0.635cm"/>
    </style:style>
    <style:style style:name="Column26" style:family="table-column">
      <style:table-column-properties style:column-width="0.635cm"/>
    </style:style>
    <style:style style:name="Column27" style:family="table-column">
      <style:table-column-properties style:column-width="0.635cm"/>
    </style:style>
    <style:style style:name="Column28" style:family="table-column">
      <style:table-column-properties style:column-width="0.635cm"/>
    </style:style>
    <style:style style:name="Row13" style:family="table-row"/>
    <style:style style:name="Cell4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2.54cm" fo:margin-left="0cm"/>
    </style:style>
    <style:style style:name="Column29" style:family="table-column">
      <style:table-column-properties style:column-width="0.635cm"/>
    </style:style>
    <style:style style:name="Column30" style:family="table-column">
      <style:table-column-properties style:column-width="0.635cm"/>
    </style:style>
    <style:style style:name="Column31" style:family="table-column">
      <style:table-column-properties style:column-width="0.635cm"/>
    </style:style>
    <style:style style:name="Column32" style:family="table-column">
      <style:table-column-properties style:column-width="0.635cm"/>
    </style:style>
    <style:style style:name="Row14" style:family="table-row"/>
    <style:style style:name="Cell5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P115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2.54cm" fo:margin-left="0cm"/>
    </style:style>
    <style:style style:name="Column33" style:family="table-column">
      <style:table-column-properties style:column-width="0.635cm"/>
    </style:style>
    <style:style style:name="Column34" style:family="table-column">
      <style:table-column-properties style:column-width="0.635cm"/>
    </style:style>
    <style:style style:name="Column35" style:family="table-column">
      <style:table-column-properties style:column-width="0.635cm"/>
    </style:style>
    <style:style style:name="Column36" style:family="table-column">
      <style:table-column-properties style:column-width="0.635cm"/>
    </style:style>
    <style:style style:name="Row15" style:family="table-row"/>
    <style:style style:name="Cell5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2.54cm" fo:margin-left="0cm"/>
    </style:style>
    <style:style style:name="Column37" style:family="table-column">
      <style:table-column-properties style:column-width="0.635cm"/>
    </style:style>
    <style:style style:name="Column38" style:family="table-column">
      <style:table-column-properties style:column-width="0.635cm"/>
    </style:style>
    <style:style style:name="Column39" style:family="table-column">
      <style:table-column-properties style:column-width="0.635cm"/>
    </style:style>
    <style:style style:name="Column40" style:family="table-column">
      <style:table-column-properties style:column-width="0.635cm"/>
    </style:style>
    <style:style style:name="Row16" style:family="table-row"/>
    <style:style style:name="Cell6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break-before="auto" fo:line-height="115%" style:writing-mode="lr-tb"/>
    </style:style>
    <style:style style:name="Table11" style:family="table">
      <style:table-properties table:align="left" style:width="2.54cm" fo:margin-left="0cm"/>
    </style:style>
    <style:style style:name="Column41" style:family="table-column">
      <style:table-column-properties style:column-width="0.635cm"/>
    </style:style>
    <style:style style:name="Column42" style:family="table-column">
      <style:table-column-properties style:column-width="0.635cm"/>
    </style:style>
    <style:style style:name="Column43" style:family="table-column">
      <style:table-column-properties style:column-width="0.635cm"/>
    </style:style>
    <style:style style:name="Column44" style:family="table-column">
      <style:table-column-properties style:column-width="0.635cm"/>
    </style:style>
    <style:style style:name="Row17" style:family="table-row"/>
    <style:style style:name="Cell6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break-before="auto" fo:line-height="115%" style:writing-mode="lr-tb"/>
    </style:style>
    <style:style style:name="Table12" style:family="table">
      <style:table-properties table:align="left" style:width="2.54cm" fo:margin-left="0cm"/>
    </style:style>
    <style:style style:name="Column45" style:family="table-column">
      <style:table-column-properties style:column-width="0.635cm"/>
    </style:style>
    <style:style style:name="Column46" style:family="table-column">
      <style:table-column-properties style:column-width="0.635cm"/>
    </style:style>
    <style:style style:name="Column47" style:family="table-column">
      <style:table-column-properties style:column-width="0.635cm"/>
    </style:style>
    <style:style style:name="Column48" style:family="table-column">
      <style:table-column-properties style:column-width="0.635cm"/>
    </style:style>
    <style:style style:name="Row18" style:family="table-row"/>
    <style:style style:name="Cell6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P137" style:family="paragraph" style:parent-style-name="Standard">
      <style:paragraph-properties fo:break-before="auto" fo:line-height="115%" style:writing-mode="lr-tb"/>
    </style:style>
    <style:style style:name="Table13" style:family="table">
      <style:table-properties table:align="left" style:width="2.54cm" fo:margin-left="0cm"/>
    </style:style>
    <style:style style:name="Column49" style:family="table-column">
      <style:table-column-properties style:column-width="0.635cm"/>
    </style:style>
    <style:style style:name="Column50" style:family="table-column">
      <style:table-column-properties style:column-width="0.635cm"/>
    </style:style>
    <style:style style:name="Column51" style:family="table-column">
      <style:table-column-properties style:column-width="0.635cm"/>
    </style:style>
    <style:style style:name="Column52" style:family="table-column">
      <style:table-column-properties style:column-width="0.635cm"/>
    </style:style>
    <style:style style:name="Row19" style:family="table-row"/>
    <style:style style:name="Cell7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15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Fer</text:span><text:span text:style-name="T1_2"><text:s/></text:span><text:span text:style-name="T1_3">Moviment</text:span><text:span text:style-name="T1_4">:<text:s/></text:span><text:span text:style-name="T1_5">Abstracció</text:span><text:span text:style-name="T1_6"><text:s/></text:span><text:span text:style-name="T1_7">de</text:span><text:span text:style-name="T1_8"><text:s/></text:span><text:span text:style-name="T1_9">l</text:span><text:span text:style-name="T1_10">’</text:span><text:span text:style-name="T1_11">Algorisme</text:span></text:p>
      <text:p text:style-name="P2"/>
      <text:p text:style-name="P3"><text:span text:style-name="T3_1">Observacions</text:span></text:p>
      <text:p text:style-name="P4"/>
      <text:list text:style-name="LS1" xml:id="list0">
        <text:list-item>
          <text:p text:style-name="P5"><text:span text:style-name="T5_1">L</text:span><text:span text:style-name="T5_2">’</text:span><text:span text:style-name="T5_3">algorisme</text:span><text:span text:style-name="T5_4"><text:s/></text:span><text:span text:style-name="T5_5">de</text:span><text:span text:style-name="T5_6"><text:s/></text:span><text:span text:style-name="T5_7">fer</text:span><text:span text:style-name="T5_8"><text:s/></text:span><text:span text:style-name="T5_9">moviment</text:span><text:span text:style-name="T5_10"><text:s/></text:span><text:span text:style-name="T5_11">es</text:span><text:span text:style-name="T5_12"><text:s/></text:span><text:span text:style-name="T5_13">pot</text:span><text:span text:style-name="T5_14"><text:s/></text:span><text:span text:style-name="T5_15">aplicar</text:span><text:span text:style-name="T5_16"><text:s/></text:span><text:span text:style-name="T5_17">de</text:span><text:span text:style-name="T5_18"><text:s/></text:span><text:span text:style-name="T5_19">forma</text:span><text:span text:style-name="T5_20"><text:s/></text:span><text:span text:style-name="T5_21">individual</text:span><text:span text:style-name="T5_22"><text:s/></text:span><text:span text:style-name="T5_23">a</text:span><text:span text:style-name="T5_24"><text:s/></text:span><text:span text:style-name="T5_25">les</text:span><text:span text:style-name="T5_26"><text:s/>4<text:s/></text:span><text:span text:style-name="T5_27">columnes</text:span><text:span text:style-name="T5_28"><text:s/>/<text:s/></text:span><text:span text:style-name="T5_29">files</text:span><text:span text:style-name="T5_30"><text:s/></text:span><text:span text:style-name="T5_31">del</text:span><text:span text:style-name="T5_32"><text:s/></text:span><text:span text:style-name="T5_33">taulell</text:span><text:span text:style-name="T5_34">,<text:s/></text:span><text:span text:style-name="T5_35">ja</text:span><text:span text:style-name="T5_36"><text:s/></text:span><text:span text:style-name="T5_37">que</text:span><text:span text:style-name="T5_38"><text:s/></text:span><text:span text:style-name="T5_39">les</text:span><text:span text:style-name="T5_40"><text:s/></text:span><text:span text:style-name="T5_41">caselles</text:span><text:span text:style-name="T5_42"><text:s/></text:span><text:span text:style-name="T5_43">es</text:span><text:span text:style-name="T5_44"><text:s/></text:span><text:span text:style-name="T5_45">mouen</text:span><text:span text:style-name="T5_46"><text:s/></text:span><text:span text:style-name="T5_47">en</text:span><text:span text:style-name="T5_48"><text:s/></text:span><text:span text:style-name="T5_49">un</text:span><text:span text:style-name="T5_50"><text:s/></text:span><text:span text:style-name="T5_51">sentit</text:span><text:span text:style-name="T5_52"><text:s/></text:span><text:span text:style-name="T5_53">i</text:span><text:span text:style-name="T5_54"><text:s/></text:span><text:span text:style-name="T5_55">només</text:span><text:span text:style-name="T5_56"><text:s/></text:span><text:span text:style-name="T5_57">interaccionen</text:span><text:span text:style-name="T5_58"><text:s/></text:span><text:span text:style-name="T5_59">amb</text:span><text:span text:style-name="T5_60"><text:s/></text:span><text:span text:style-name="T5_61">les</text:span><text:span text:style-name="T5_62"><text:s/></text:span><text:span text:style-name="T5_63">que</text:span><text:span text:style-name="T5_64"><text:s/></text:span><text:span text:style-name="T5_65">són</text:span><text:span text:style-name="T5_66"><text:s/></text:span><text:span text:style-name="T5_67">en</text:span><text:span text:style-name="T5_68"><text:s/></text:span><text:span text:style-name="T5_69">el</text:span><text:span text:style-name="T5_70"><text:s/></text:span><text:span text:style-name="T5_71">mateix</text:span><text:span text:style-name="T5_72"><text:s/></text:span><text:span text:style-name="T5_73">sentit</text:span><text:span text:style-name="T5_74">.<text:s/></text:span><text:span text:style-name="T5_75">Això</text:span><text:span text:style-name="T5_76"><text:s/></text:span><text:span text:style-name="T5_77">implica</text:span><text:span text:style-name="T5_78"><text:s/></text:span><text:span text:style-name="T5_79">que</text:span><text:span text:style-name="T5_80"><text:s/></text:span><text:span text:style-name="T5_81">es</text:span><text:span text:style-name="T5_82"><text:s/></text:span><text:span text:style-name="T5_83">pot</text:span><text:span text:style-name="T5_84"><text:s/></text:span><text:span text:style-name="T5_85">realitzar</text:span><text:span text:style-name="T5_86"><text:s/></text:span><text:span text:style-name="T5_87">l</text:span><text:span text:style-name="T5_88">’</text:span><text:span text:style-name="T5_89">algorisme</text:span><text:span text:style-name="T5_90"><text:s/></text:span><text:span text:style-name="T5_91">del</text:span><text:span text:style-name="T5_92"><text:s/></text:span><text:span text:style-name="T5_93">moviment</text:span><text:span text:style-name="T5_94"><text:s/></text:span><text:span text:style-name="T5_95">per</text:span><text:span text:style-name="T5_96"><text:s/></text:span><text:span text:style-name="T5_97">separat</text:span><text:span text:style-name="T5_98"><text:s/></text:span><text:span text:style-name="T5_99">en</text:span><text:span text:style-name="T5_100"><text:s/></text:span><text:span text:style-name="T5_101">les</text:span><text:span text:style-name="T5_102"><text:s/>4<text:s/></text:span><text:span text:style-name="T5_103">files</text:span><text:span text:style-name="T5_104"><text:s/>/<text:s/></text:span><text:span text:style-name="T5_105">columnes</text:span><text:span text:style-name="T5_106">,<text:s/></text:span><text:span text:style-name="T5_107">en</text:span><text:span text:style-name="T5_108"><text:s/></text:span><text:span text:style-name="T5_109">qualsevol</text:span><text:span text:style-name="T5_110"><text:s/></text:span><text:span text:style-name="T5_111">ordre</text:span><text:span text:style-name="T5_112">.</text:span></text:p>
        </text:list-item>
        <text:list-item>
          <text:p text:style-name="P6"><text:span text:style-name="T6_1">Els</text:span><text:span text:style-name="T6_2"><text:s/></text:span><text:span text:style-name="T6_3">algorismes</text:span><text:span text:style-name="T6_4"><text:s/></text:span><text:span text:style-name="T6_5">varien</text:span><text:span text:style-name="T6_6"><text:s/></text:span><text:span text:style-name="T6_7">segons</text:span><text:span text:style-name="T6_8"><text:s/></text:span><text:span text:style-name="T6_9">el</text:span><text:span text:style-name="T6_10"><text:s/></text:span><text:span text:style-name="T6_11">tipus</text:span><text:span text:style-name="T6_12"><text:s/></text:span><text:span text:style-name="T6_13">de</text:span><text:span text:style-name="T6_14"><text:s/></text:span><text:span text:style-name="T6_15">moviment</text:span><text:span text:style-name="T6_16"><text:s/></text:span><text:span text:style-name="T6_17">que</text:span><text:span text:style-name="T6_18"><text:s/></text:span><text:span text:style-name="T6_19">s</text:span><text:span text:style-name="T6_20">’</text:span><text:span text:style-name="T6_21">hagi</text:span><text:span text:style-name="T6_22"><text:s/></text:span><text:span text:style-name="T6_23">escollit</text:span><text:span text:style-name="T6_24"><text:s/>(</text:span><text:span text:style-name="T6_25">amunt</text:span><text:span text:style-name="T6_26">,<text:s/></text:span><text:span text:style-name="T6_27">avall</text:span><text:span text:style-name="T6_28">,<text:s/></text:span><text:span text:style-name="T6_29">dreta</text:span><text:span text:style-name="T6_30">,<text:s/></text:span><text:span text:style-name="T6_31">esquerra</text:span><text:span text:style-name="T6_32">)<text:s/></text:span><text:span text:style-name="T6_33">Sería</text:span><text:span text:style-name="T6_34"><text:s/></text:span><text:span text:style-name="T6_35">bona</text:span><text:span text:style-name="T6_36"><text:s/></text:span><text:span text:style-name="T6_37">idea</text:span><text:span text:style-name="T6_38"><text:s/></text:span><text:span text:style-name="T6_39">aplicar</text:span><text:span text:style-name="T6_40"><text:s/></text:span><text:span text:style-name="T6_41">el</text:span><text:span text:style-name="T6_42"><text:s/></text:span><text:span text:style-name="T6_43">patró</text:span><text:span text:style-name="T6_44"><text:s/></text:span><text:span text:style-name="T6_45">estratègia</text:span></text:p>
        </text:list-item>
        <text:list-item>
          <text:p text:style-name="P7"><text:span text:style-name="T7_1">A</text:span><text:span text:style-name="T7_2"><text:s/></text:span><text:span text:style-name="T7_3">més</text:span><text:span text:style-name="T7_4">,<text:s/></text:span><text:span text:style-name="T7_5">podem</text:span><text:span text:style-name="T7_6"><text:s/></text:span><text:span text:style-name="T7_7">projectar</text:span><text:span text:style-name="T7_8"><text:s/></text:span><text:span text:style-name="T7_9">tots</text:span><text:span text:style-name="T7_10"><text:s/></text:span><text:span text:style-name="T7_11">els</text:span><text:span text:style-name="T7_12"><text:s/></text:span><text:span text:style-name="T7_13">tipus</text:span><text:span text:style-name="T7_14"><text:s/></text:span><text:span text:style-name="T7_15">de</text:span><text:span text:style-name="T7_16"><text:s/></text:span><text:span text:style-name="T7_17">moviment</text:span><text:span text:style-name="T7_18"><text:s/></text:span><text:span text:style-name="T7_19">en</text:span><text:span text:style-name="T7_20"><text:s/></text:span><text:span text:style-name="T7_21">un</text:span><text:span text:style-name="T7_22"><text:s/></text:span><text:span text:style-name="T7_23">de</text:span><text:span text:style-name="T7_24"><text:s/></text:span><text:span text:style-name="T7_25">sol</text:span><text:span text:style-name="T7_26"><text:s/></text:span><text:span text:style-name="T7_27">si</text:span><text:span text:style-name="T7_28"><text:s/></text:span><text:span text:style-name="T7_29">canviem</text:span><text:span text:style-name="T7_30"><text:s/></text:span><text:span text:style-name="T7_31">la</text:span><text:span text:style-name="T7_32"><text:s/></text:span><text:span text:style-name="T7_33">prespectiva</text:span><text:span text:style-name="T7_34"><text:s/></text:span><text:span text:style-name="T7_35">de</text:span><text:span text:style-name="T7_36"><text:s/></text:span><text:span text:style-name="T7_37">visió</text:span><text:span text:style-name="T7_38">.<text:s/></text:span><text:span text:style-name="T7_39">Una</text:span><text:span text:style-name="T7_40"><text:s/></text:span><text:span text:style-name="T7_41">analogía</text:span><text:span text:style-name="T7_42"><text:s/></text:span><text:span text:style-name="T7_43">d</text:span><text:span text:style-name="T7_44">’</text:span><text:span text:style-name="T7_45">això</text:span><text:span text:style-name="T7_46"><text:s/></text:span><text:span text:style-name="T7_47">sería</text:span><text:span text:style-name="T7_48"><text:s/></text:span><text:span text:style-name="T7_49">rotar</text:span><text:span text:style-name="T7_50"><text:s/>90,180<text:s/></text:span><text:span text:style-name="T7_51">o</text:span><text:span text:style-name="T7_52"><text:s/>-90<text:s/></text:span><text:span text:style-name="T7_53">º</text:span><text:span text:style-name="T7_54"><text:s/></text:span><text:span text:style-name="T7_55">el</text:span><text:span text:style-name="T7_56"><text:s/></text:span><text:span text:style-name="T7_57">taulell</text:span><text:span text:style-name="T7_58"><text:s/></text:span><text:span text:style-name="T7_59">segons</text:span><text:span text:style-name="T7_60"><text:s/></text:span><text:span text:style-name="T7_61">el</text:span><text:span text:style-name="T7_62"><text:s/></text:span><text:span text:style-name="T7_63">tipus</text:span><text:span text:style-name="T7_64"><text:s/></text:span><text:span text:style-name="T7_65">de</text:span><text:span text:style-name="T7_66"><text:s/></text:span><text:span text:style-name="T7_67">moviment</text:span><text:span text:style-name="T7_68"><text:s/></text:span><text:span text:style-name="T7_69">que</text:span><text:span text:style-name="T7_70"><text:s/></text:span><text:span text:style-name="T7_71">rebem</text:span><text:span text:style-name="T7_72"><text:s/></text:span><text:span text:style-name="T7_73">i</text:span><text:span text:style-name="T7_74"><text:s/></text:span><text:span text:style-name="T7_75">moure</text:span><text:span text:style-name="T7_76"><text:s/></text:span><text:span text:style-name="T7_77">totes</text:span><text:span text:style-name="T7_78"><text:s/></text:span><text:span text:style-name="T7_79">les</text:span><text:span text:style-name="T7_80"><text:s/></text:span><text:span text:style-name="T7_81">caselles</text:span><text:span text:style-name="T7_82"><text:s/></text:span><text:span text:style-name="T7_83">cap</text:span><text:span text:style-name="T7_84"><text:s/></text:span><text:span text:style-name="T7_85">abaix</text:span><text:span text:style-name="T7_86">,<text:s/></text:span><text:span text:style-name="T7_87">quan</text:span><text:span text:style-name="T7_88"><text:s/></text:span><text:span text:style-name="T7_89">acabèssim</text:span><text:span text:style-name="T7_90"><text:s/></text:span><text:span text:style-name="T7_91">tornar</text:span><text:span text:style-name="T7_92"><text:s/></text:span><text:span text:style-name="T7_93">a</text:span><text:span text:style-name="T7_94"><text:s/></text:span><text:span text:style-name="T7_95">rotar</text:span><text:span text:style-name="T7_96"><text:s/></text:span><text:span text:style-name="T7_97">el</text:span><text:span text:style-name="T7_98"><text:s/></text:span><text:span text:style-name="T7_99">taulell</text:span><text:span text:style-name="T7_100"><text:s/></text:span><text:span text:style-name="T7_101">com</text:span><text:span text:style-name="T7_102"><text:s/></text:span><text:span text:style-name="T7_103">estava</text:span><text:span text:style-name="T7_104">.<text:line-break/></text:span></text:p>
        </text:list-item>
      </text:list>
      <text:p text:style-name="P8"><text:span text:style-name="T8_1">Si</text:span><text:span text:style-name="T8_2"><text:s/></text:span><text:span text:style-name="T8_3">tenim</text:span><text:span text:style-name="T8_4"><text:s/></text:span><text:span text:style-name="T8_5">aquesta</text:span><text:span text:style-name="T8_6"><text:s/></text:span><text:span text:style-name="T8_7">situació</text:span><text:span text:style-name="T8_8"><text:s/></text:span><text:span text:style-name="T8_9">i</text:span><text:span text:style-name="T8_10"><text:s/></text:span><text:span text:style-name="T8_11">es</text:span><text:span text:style-name="T8_12"><text:s/></text:span><text:span text:style-name="T8_13">demana</text:span><text:span text:style-name="T8_14"><text:s/></text:span><text:span text:style-name="T8_15">realitzar</text:span><text:span text:style-name="T8_16"><text:s/></text:span><text:span text:style-name="T8_17">un</text:span><text:span text:style-name="T8_18"><text:s/></text:span><text:span text:style-name="T8_19">moviment</text:span><text:span text:style-name="T8_20"><text:s/></text:span><text:span text:style-name="T8_21">cap</text:span><text:span text:style-name="T8_22"><text:s/></text:span><text:span text:style-name="T8_23">a</text:span><text:span text:style-name="T8_24"><text:s/></text:span><text:span text:style-name="T8_25">la</text:span><text:span text:style-name="T8_26"><text:s/></text:span><text:span text:style-name="T8_27">dreta</text:span><text:span text:style-name="T8_28">:<text:tab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9"><text:span text:style-name="T9_1">2</text:span></text:p>
          </table:table-cell>
          <table:table-cell table:style-name="Cell2">
            <text:p text:style-name="P10"/>
          </table:table-cell>
          <table:table-cell table:style-name="Cell3">
            <text:p text:style-name="P11"><text:span text:style-name="T11_1">2</text:span></text:p>
          </table:table-cell>
          <table:table-cell table:style-name="Cell4">
            <text:p text:style-name="P12"><text:span text:style-name="T12_1">2</text:span></text:p>
          </table:table-cell>
        </table:table-row>
        <table:table-row table:style-name="Row2">
          <table:table-cell table:style-name="Cell5">
            <text:p text:style-name="P13"><text:span text:style-name="T13_1">4</text:span></text:p>
          </table:table-cell>
          <table:table-cell table:style-name="Cell6">
            <text:p text:style-name="P14"><text:span text:style-name="T14_1">4</text:span></text:p>
          </table:table-cell>
          <table:table-cell table:style-name="Cell7">
            <text:p text:style-name="P15"/>
          </table:table-cell>
          <table:table-cell table:style-name="Cell8">
            <text:p text:style-name="P16"/>
          </table:table-cell>
        </table:table-row>
        <table:table-row table:style-name="Row3">
          <table:table-cell table:style-name="Cell9">
            <text:p text:style-name="P17"><text:span text:style-name="T17_1">2</text:span></text:p>
          </table:table-cell>
          <table:table-cell table:style-name="Cell10">
            <text:p text:style-name="P18"/>
          </table:table-cell>
          <table:table-cell table:style-name="Cell11">
            <text:p text:style-name="P19"/>
          </table:table-cell>
          <table:table-cell table:style-name="Cell12">
            <text:p text:style-name="P20"><text:span text:style-name="T20_1">4</text:span></text:p>
          </table:table-cell>
        </table:table-row>
        <table:table-row table:style-name="Row4">
          <table:table-cell table:style-name="Cell13">
            <text:p text:style-name="P21"><text:span text:style-name="T21_1">2</text:span></text:p>
          </table:table-cell>
          <table:table-cell table:style-name="Cell14">
            <text:p text:style-name="P22"><text:span text:style-name="T22_1">2</text:span></text:p>
          </table:table-cell>
          <table:table-cell table:style-name="Cell15">
            <text:p text:style-name="P23"/>
          </table:table-cell>
          <table:table-cell table:style-name="Cell16">
            <text:p text:style-name="P24"/>
          </table:table-cell>
        </table:table-row>
      </table:table>
      <text:p text:style-name="P25"><text:span text:style-name="T25_1">Podem</text:span><text:span text:style-name="T25_2"><text:s/></text:span><text:span text:style-name="T25_3">primerament</text:span><text:span text:style-name="T25_4"><text:s/></text:span><text:span text:style-name="T25_5">separar</text:span><text:span text:style-name="T25_6"><text:s/></text:span><text:span text:style-name="T25_7">les</text:span><text:span text:style-name="T25_8"><text:s/>4<text:s/></text:span><text:span text:style-name="T25_9">files</text:span><text:span text:style-name="T25_10">,<text:s/></text:span><text:span text:style-name="T25_11">col</text:span><text:span text:style-name="T25_12">.</text:span><text:span text:style-name="T25_13">locar</text:span><text:span text:style-name="T25_14"><text:s/></text:span><text:span text:style-name="T25_15">els</text:span><text:span text:style-name="T25_16"><text:s/></text:span><text:span text:style-name="T25_17">seus</text:span><text:span text:style-name="T25_18"><text:s/></text:span><text:span text:style-name="T25_19">elements</text:span><text:span text:style-name="T25_20"><text:s/></text:span><text:span text:style-name="T25_21">de</text:span><text:span text:style-name="T25_22"><text:s/></text:span><text:span text:style-name="T25_23">forma</text:span><text:span text:style-name="T25_24"><text:s/></text:span><text:span text:style-name="T25_25">ordenada</text:span><text:span text:style-name="T25_26"><text:s/></text:span><text:span text:style-name="T25_27">i</text:span><text:span text:style-name="T25_28"><text:s/></text:span><text:span text:style-name="T25_29">moure</text:span><text:span text:style-name="T25_30"><text:s/></text:span><text:span text:style-name="T25_31">i</text:span><text:span text:style-name="T25_32"><text:s/></text:span><text:span text:style-name="T25_33">ajuntar</text:span><text:span text:style-name="T25_34"><text:s/></text:span><text:span text:style-name="T25_35">cada</text:span><text:span text:style-name="T25_36"><text:s/></text:span><text:span text:style-name="T25_37">una</text:span><text:span text:style-name="T25_38"><text:s/></text:span><text:span text:style-name="T25_39">d</text:span><text:span text:style-name="T25_40">’</text:span><text:span text:style-name="T25_41">elles</text:span><text:span text:style-name="T25_42"><text:s/></text:span><text:span text:style-name="T25_43">per</text:span><text:span text:style-name="T25_44"><text:s/></text:span><text:span text:style-name="T25_45">separat</text:span><text:span text:style-name="T25_46">:</text:span></text:p>
      <text:p text:style-name="P26"/>
      <text:p text:style-name="P27"><text:span text:style-name="T27_1">Un</text:span><text:span text:style-name="T27_2"><text:s/></text:span><text:span text:style-name="T27_3">dels</text:span><text:span text:style-name="T27_4"><text:s/></text:span><text:span text:style-name="T27_5">conjunts</text:span><text:span text:style-name="T27_6"><text:s/></text:span><text:span text:style-name="T27_7">fila</text:span><text:span text:style-name="T27_8"><text:s/></text:span><text:span text:style-name="T27_9">seria</text:span><text:span text:style-name="T27_10"><text:s/></text:span><text:span text:style-name="T27_11">aquest</text:span><text:span text:style-name="T27_12"><text:s/>(</text:span><text:span text:style-name="T27_13">noteu</text:span><text:span text:style-name="T27_14"><text:s/></text:span><text:span text:style-name="T27_15">que</text:span><text:span text:style-name="T27_16"><text:s/></text:span><text:span text:style-name="T27_17">és</text:span><text:span text:style-name="T27_18"><text:s/></text:span><text:span text:style-name="T27_19">la</text:span><text:span text:style-name="T27_20"><text:s/></text:span><text:span text:style-name="T27_21">primera</text:span><text:span text:style-name="T27_22"><text:s/></text:span><text:span text:style-name="T27_23">fila</text:span><text:span text:style-name="T27_24"><text:s/></text:span><text:span text:style-name="T27_25">al</text:span><text:span text:style-name="T27_26"><text:s/></text:span><text:span text:style-name="T27_27">revés</text:span><text:span text:style-name="T27_28"><text:s/></text:span><text:span text:style-name="T27_29">ja</text:span><text:span text:style-name="T27_30"><text:s/></text:span><text:span text:style-name="T27_31">que</text:span><text:span text:style-name="T27_32"><text:s/></text:span><text:span text:style-name="T27_33">en</text:span><text:span text:style-name="T27_34"><text:s/></text:span><text:span text:style-name="T27_35">teoria</text:span><text:span text:style-name="T27_36"><text:s/></text:span><text:span text:style-name="T27_37">es</text:span><text:span text:style-name="T27_38"><text:s/></text:span><text:span text:style-name="T27_39">comença</text:span><text:span text:style-name="T27_40"><text:s/></text:span><text:span text:style-name="T27_41">a</text:span><text:span text:style-name="T27_42"><text:s/></text:span><text:span text:style-name="T27_43">mirar</text:span><text:span text:style-name="T27_44"><text:s/></text:span><text:span text:style-name="T27_45">si</text:span><text:span text:style-name="T27_46"><text:s/></text:span><text:span text:style-name="T27_47">es</text:span><text:span text:style-name="T27_48"><text:s/></text:span><text:span text:style-name="T27_49">poden</text:span><text:span text:style-name="T27_50"><text:s/></text:span><text:span text:style-name="T27_51">ajuntar</text:span><text:span text:style-name="T27_52"><text:s/></text:span><text:span text:style-name="T27_53">caselles</text:span><text:span text:style-name="T27_54"><text:s/></text:span><text:span text:style-name="T27_55">des</text:span><text:span text:style-name="T27_56"><text:s/></text:span><text:span text:style-name="T27_57">d</text:span><text:span text:style-name="T27_58">’</text:span><text:span text:style-name="T27_59">ón</text:span><text:span text:style-name="T27_60"><text:s/></text:span><text:span text:style-name="T27_61">diu</text:span><text:span text:style-name="T27_62"><text:s/></text:span><text:span text:style-name="T27_63">el</text:span><text:span text:style-name="T27_64"><text:s/></text:span><text:span text:style-name="T27_65">sentit</text:span><text:span text:style-name="T27_66">):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28"><text:span text:style-name="T28_1">2</text:span></text:p>
          </table:table-cell>
          <table:table-cell table:style-name="Cell18">
            <text:p text:style-name="P29"><text:span text:style-name="T29_1">2</text:span></text:p>
          </table:table-cell>
          <table:table-cell table:style-name="Cell19">
            <text:p text:style-name="P30"/>
          </table:table-cell>
          <table:table-cell table:style-name="Cell20">
            <text:p text:style-name="P31"><text:span text:style-name="T31_1">2</text:span></text:p>
          </table:table-cell>
        </table:table-row>
      </table:table>
      <text:p text:style-name="P32"><text:span text:style-name="T32_1">I</text:span><text:span text:style-name="T32_2"><text:s/></text:span><text:span text:style-name="T32_3">un</text:span><text:span text:style-name="T32_4"><text:s/></text:span><text:span text:style-name="T32_5">cop</text:span><text:span text:style-name="T32_6"><text:s/></text:span><text:span text:style-name="T32_7">moguda</text:span><text:span text:style-name="T32_8"><text:s/></text:span><text:span text:style-name="T32_9">i</text:span><text:span text:style-name="T32_10"><text:s/></text:span><text:span text:style-name="T32_11">ajuntada</text:span><text:span text:style-name="T32_12"><text:s/></text:span><text:span text:style-name="T32_13">la</text:span><text:span text:style-name="T32_14"><text:s/></text:span><text:span text:style-name="T32_15">fila</text:span><text:span text:style-name="T32_16">:</text:span></text:p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row table:style-name="Row6">
          <table:table-cell table:style-name="Cell21">
            <text:p text:style-name="P33"><text:span text:style-name="T33_1">4</text:span></text:p>
          </table:table-cell>
          <table:table-cell table:style-name="Cell22">
            <text:p text:style-name="P34"><text:span text:style-name="T34_1">2</text:span></text:p>
          </table:table-cell>
          <table:table-cell table:style-name="Cell23">
            <text:p text:style-name="P35"/>
          </table:table-cell>
          <table:table-cell table:style-name="Cell24">
            <text:p text:style-name="P36"/>
          </table:table-cell>
        </table:table-row>
      </table:table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2_1">Deduccions</text:span></text:p>
      <text:p text:style-name="P53"/>
      <text:list text:style-name="LS2" xml:id="list3">
        <text:list-item>
          <text:p text:style-name="P54"><text:span text:style-name="T54_1">Podem</text:span><text:span text:style-name="T54_2"><text:s/></text:span><text:span text:style-name="T54_3">dividir</text:span><text:span text:style-name="T54_4"><text:s/></text:span><text:span text:style-name="T54_5">l</text:span><text:span text:style-name="T54_6">’</text:span><text:span text:style-name="T54_7">algorisme</text:span><text:span text:style-name="T54_8"><text:s/></text:span><text:span text:style-name="T54_9">en</text:span><text:span text:style-name="T54_10"><text:s/></text:span><text:span text:style-name="T54_11">dues</text:span><text:span text:style-name="T54_12"><text:s/></text:span><text:span text:style-name="T54_13">parts</text:span><text:span text:style-name="T54_14">,<text:s/></text:span><text:span text:style-name="T54_15">la</text:span><text:span text:style-name="T54_16"><text:s/></text:span><text:span text:style-name="T54_17">primera</text:span><text:span text:style-name="T54_18"><text:s/></text:span><text:span text:style-name="T54_19">s</text:span><text:span text:style-name="T54_20">’</text:span><text:span text:style-name="T54_21">encarrega</text:span><text:span text:style-name="T54_22"><text:s/></text:span><text:span text:style-name="T54_23">de</text:span><text:span text:style-name="T54_24"><text:s/></text:span><text:span text:style-name="T54_25">decidir</text:span><text:span text:style-name="T54_26"><text:s/></text:span><text:span text:style-name="T54_27">si</text:span><text:span text:style-name="T54_28"><text:s/></text:span><text:span text:style-name="T54_29">es</text:span><text:span text:style-name="T54_30"><text:s/></text:span><text:span text:style-name="T54_31">separen</text:span><text:span text:style-name="T54_32"><text:s/></text:span><text:span text:style-name="T54_33">les</text:span><text:span text:style-name="T54_34"><text:s/></text:span><text:span text:style-name="T54_35">caselles</text:span><text:span text:style-name="T54_36"><text:s/></text:span><text:span text:style-name="T54_37">per</text:span><text:span text:style-name="T54_38"><text:s/></text:span><text:span text:style-name="T54_39">files</text:span><text:span text:style-name="T54_40"><text:s/></text:span><text:span text:style-name="T54_41">o</text:span><text:span text:style-name="T54_42"><text:s/></text:span><text:span text:style-name="T54_43">bé</text:span><text:span text:style-name="T54_44"><text:s/></text:span><text:span text:style-name="T54_45">columnes</text:span><text:span text:style-name="T54_46"><text:s/></text:span><text:span text:style-name="T54_47">i</text:span><text:span text:style-name="T54_48"><text:s/></text:span><text:span text:style-name="T54_49">ordenar</text:span><text:span text:style-name="T54_50"><text:s/></text:span><text:span text:style-name="T54_51">les</text:span><text:span text:style-name="T54_52"><text:s/></text:span><text:span text:style-name="T54_53">parts</text:span><text:span text:style-name="T54_54"><text:s/></text:span><text:span text:style-name="T54_55">resultants</text:span><text:span text:style-name="T54_56"><text:s/></text:span><text:span text:style-name="T54_57">conforme</text:span><text:span text:style-name="T54_58"><text:s/></text:span><text:span text:style-name="T54_59">el</text:span><text:span text:style-name="T54_60"><text:s/></text:span><text:span text:style-name="T54_61">sentit</text:span><text:span text:style-name="T54_62"><text:s/></text:span><text:span text:style-name="T54_63">de</text:span><text:span text:style-name="T54_64"><text:s/></text:span><text:span text:style-name="T54_65">moviment</text:span><text:span text:style-name="T54_66">.<text:s/><text:line-break/><text:line-break/></text:span><text:span text:style-name="T54_67">En</text:span><text:span text:style-name="T54_68"><text:s/></text:span><text:span text:style-name="T54_69">aquesta</text:span><text:span text:style-name="T54_70"><text:s/></text:span><text:span text:style-name="T54_71">part</text:span><text:span text:style-name="T54_72"><text:s/></text:span><text:span text:style-name="T54_73">és</text:span><text:span text:style-name="T54_74"><text:s/></text:span><text:span text:style-name="T54_75">recomenable</text:span><text:span text:style-name="T54_76"><text:s/></text:span><text:span text:style-name="T54_77">aplicar</text:span><text:span text:style-name="T54_78"><text:s/></text:span><text:span text:style-name="T54_79">el</text:span><text:span text:style-name="T54_80"><text:s/></text:span><text:span text:style-name="T54_81">patró</text:span><text:span text:style-name="T54_82"><text:s/></text:span><text:span text:style-name="T54_83">estratègia</text:span><text:span text:style-name="T54_84"><text:s/></text:span><text:span text:style-name="T54_85">ja</text:span><text:span text:style-name="T54_86"><text:s/></text:span><text:span text:style-name="T54_87">que</text:span><text:span text:style-name="T54_88"><text:s/></text:span><text:span text:style-name="T54_89">tenim</text:span><text:span text:style-name="T54_90"><text:s/>4<text:s/></text:span><text:span text:style-name="T54_91">tipus</text:span><text:span text:style-name="T54_92"><text:s/></text:span><text:span text:style-name="T54_93">de</text:span><text:span text:style-name="T54_94"><text:s/></text:span><text:span text:style-name="T54_95">moviment</text:span><text:span text:style-name="T54_96">,<text:s/></text:span><text:span text:style-name="T54_97">depenent</text:span><text:span text:style-name="T54_98"><text:s/></text:span><text:span text:style-name="T54_99">del</text:span><text:span text:style-name="T54_100"><text:s/></text:span><text:span text:style-name="T54_101">tipus</text:span><text:span text:style-name="T54_102"><text:s/></text:span><text:span text:style-name="T54_103">de</text:span><text:span text:style-name="T54_104"><text:s/></text:span><text:span text:style-name="T54_105">moviment</text:span><text:span text:style-name="T54_106"><text:s/></text:span><text:span text:style-name="T54_107">en</text:span><text:span text:style-name="T54_108"><text:s/></text:span><text:span text:style-name="T54_109">triarem</text:span><text:span text:style-name="T54_110"><text:s/></text:span><text:span text:style-name="T54_111">un</text:span><text:span text:style-name="T54_112"><text:s/></text:span><text:span text:style-name="T54_113">o</text:span><text:span text:style-name="T54_114"><text:s/></text:span><text:span text:style-name="T54_115">un</text:span><text:span text:style-name="T54_116"><text:s/></text:span><text:span text:style-name="T54_117">altre</text:span><text:span text:style-name="T54_118"><text:s/></text:span><text:span text:style-name="T54_119">mitjançant</text:span><text:span text:style-name="T54_120"><text:s/></text:span><text:span text:style-name="T54_121">aquest</text:span><text:span text:style-name="T54_122"><text:s/></text:span><text:span text:style-name="T54_123">patró</text:span><text:span text:style-name="T54_124">.<text:line-break/><text:line-break/></text:span><text:span text:style-name="T54_125">Aquesta</text:span><text:span text:style-name="T54_126"><text:s/></text:span><text:span text:style-name="T54_127">primera</text:span><text:span text:style-name="T54_128"><text:s/></text:span><text:span text:style-name="T54_129">part</text:span><text:span text:style-name="T54_130"><text:s/></text:span><text:span text:style-name="T54_131">crea</text:span><text:span text:style-name="T54_132"><text:s/></text:span><text:span text:style-name="T54_133">o</text:span><text:span text:style-name="T54_134"><text:s/></text:span><text:span text:style-name="T54_135">demana</text:span><text:span text:style-name="T54_136"><text:s/></text:span><text:span text:style-name="T54_137">l</text:span><text:span text:style-name="T54_138">’</text:span><text:span text:style-name="T54_139">objecte</text:span><text:span text:style-name="T54_140"><text:s/></text:span><text:span text:style-name="T54_141">estratègia</text:span><text:span text:style-name="T54_142"><text:s/></text:span><text:span text:style-name="T54_143">a</text:span><text:span text:style-name="T54_144"><text:s text:c="2"/></text:span><text:span text:style-name="T54_145">través</text:span><text:span text:style-name="T54_146"><text:s/></text:span><text:span text:style-name="T54_147">del</text:span><text:span text:style-name="T54_148"><text:s/></text:span><text:span text:style-name="T54_149">paràmetre</text:span><text:span text:style-name="T54_150"><text:s/>:<text:s/>“</text:span><text:span text:style-name="T54_151">tipusMov</text:span><text:span text:style-name="T54_152">”,<text:s/></text:span><text:span text:style-name="T54_153">l</text:span><text:span text:style-name="T54_154">’</text:span><text:span text:style-name="T54_155">objecte</text:span><text:span text:style-name="T54_156"><text:s/></text:span><text:span text:style-name="T54_157">estratègia</text:span><text:span text:style-name="T54_158"><text:s/></text:span><text:span text:style-name="T54_159">retornat</text:span><text:span text:style-name="T54_160"><text:s/></text:span><text:span text:style-name="T54_161">tindrà</text:span><text:span text:style-name="T54_162"><text:s/></text:span><text:span text:style-name="T54_163">la</text:span><text:span text:style-name="T54_164"><text:s/></text:span><text:span text:style-name="T54_165">següent</text:span><text:span text:style-name="T54_166"><text:s/></text:span><text:span text:style-name="T54_167">funció</text:span><text:span text:style-name="T54_168">,<text:s/></text:span><text:span text:style-name="T54_169">que</text:span><text:span text:style-name="T54_170"><text:s/></text:span><text:span text:style-name="T54_171">separarà</text:span><text:span text:style-name="T54_172"><text:s/></text:span><text:span text:style-name="T54_173">les</text:span><text:span text:style-name="T54_174"><text:s/></text:span><text:span text:style-name="T54_175">caselles</text:span><text:span text:style-name="T54_176"><text:s/></text:span><text:span text:style-name="T54_177">adeqüadament</text:span><text:span text:style-name="T54_178">:<text:line-break/><text:line-break/></text:span><text:span text:style-name="T54_179">Separar</text:span><text:span text:style-name="T54_180">(</text:span><text:span text:style-name="T54_181">Matriu</text:span><text:span text:style-name="T54_182">(</text:span><text:span text:style-name="T54_183">Casella</text:span><text:span text:style-name="T54_184">)<text:s/></text:span><text:span text:style-name="T54_185">C</text:span><text:span text:style-name="T54_186">,</text:span><text:span text:style-name="T54_187">String</text:span><text:span text:style-name="T54_188"><text:s/></text:span><text:span text:style-name="T54_189">tipusMov</text:span><text:span text:style-name="T54_190">):<text:s/></text:span><text:span text:style-name="T54_191">Set</text:span><text:span text:style-name="T54_192">(</text:span><text:span text:style-name="T54_193">OrderedSet</text:span><text:span text:style-name="T54_194">(</text:span><text:span text:style-name="T54_195">Casella</text:span><text:span text:style-name="T54_196">))</text:span></text:p>
        </text:list-item>
      </text:list>
      <text:p text:style-name="P55"/>
      <text:list text:style-name="LS2" xml:id="list4" text:continue-list="list3">
        <text:list-item>
          <text:p text:style-name="P56"><text:span text:style-name="T56_1">La</text:span><text:span text:style-name="T56_2"><text:s/></text:span><text:span text:style-name="T56_3">segona</text:span><text:span text:style-name="T56_4"><text:s/></text:span><text:span text:style-name="T56_5">part</text:span><text:span text:style-name="T56_6"><text:s/></text:span><text:span text:style-name="T56_7">consisteix</text:span><text:span text:style-name="T56_8"><text:s/></text:span><text:span text:style-name="T56_9">en</text:span><text:span text:style-name="T56_10"><text:s/></text:span><text:span text:style-name="T56_11">aplicar</text:span><text:span text:style-name="T56_12"><text:s/></text:span><text:span text:style-name="T56_13">l</text:span><text:span text:style-name="T56_14">’</text:span><text:span text:style-name="T56_15">algorisme</text:span><text:span text:style-name="T56_16"><text:s/></text:span><text:span text:style-name="T56_17">de</text:span><text:span text:style-name="T56_18"><text:s/></text:span><text:span text:style-name="T56_19">moure</text:span><text:span text:style-name="T56_20"><text:s/></text:span><text:span text:style-name="T56_21">i</text:span><text:span text:style-name="T56_22"><text:s/></text:span><text:span text:style-name="T56_23">ajuntar</text:span><text:span text:style-name="T56_24"><text:s/></text:span><text:span text:style-name="T56_25">en</text:span><text:span text:style-name="T56_26"><text:s/></text:span><text:span text:style-name="T56_27">cada</text:span><text:span text:style-name="T56_28"><text:s/></text:span><text:span text:style-name="T56_29">element</text:span><text:span text:style-name="T56_30"><text:s/></text:span><text:span text:style-name="T56_31">del</text:span><text:span text:style-name="T56_32"><text:s/></text:span><text:span text:style-name="T56_33">conjunt</text:span><text:span text:style-name="T56_34"><text:s/></text:span><text:span text:style-name="T56_35">retornat</text:span><text:span text:style-name="T56_36"><text:s/></text:span><text:span text:style-name="T56_37">per</text:span><text:span text:style-name="T56_38"><text:s/></text:span><text:span text:style-name="T56_39">l</text:span><text:span text:style-name="T56_40">’</text:span><text:span text:style-name="T56_41">apartat</text:span><text:span text:style-name="T56_42"><text:s/></text:span><text:span text:style-name="T56_43">anterior</text:span><text:span text:style-name="T56_44">,<text:s/></text:span><text:span text:style-name="T56_45">aquest</text:span><text:span text:style-name="T56_46"><text:s/></text:span><text:span text:style-name="T56_47">algorisme</text:span><text:span text:style-name="T56_48"><text:s/></text:span><text:span text:style-name="T56_49">té</text:span><text:span text:style-name="T56_50"><text:s/></text:span><text:span text:style-name="T56_51">de</text:span><text:span text:style-name="T56_52"><text:s/></text:span><text:span text:style-name="T56_53">respectar</text:span><text:span text:style-name="T56_54"><text:s/></text:span><text:span text:style-name="T56_55">les</text:span><text:span text:style-name="T56_56"><text:s/></text:span><text:span text:style-name="T56_57">normes</text:span><text:span text:style-name="T56_58"><text:s/></text:span><text:span text:style-name="T56_59">del</text:span><text:span text:style-name="T56_60"><text:s/></text:span><text:span text:style-name="T56_61">joc</text:span><text:span text:style-name="T56_62">.<text:s/></text:span><text:span text:style-name="T56_63">Finalment</text:span><text:span text:style-name="T56_64"><text:s/></text:span><text:span text:style-name="T56_65">retornarà</text:span><text:span text:style-name="T56_66"><text:s/></text:span><text:span text:style-name="T56_67">la</text:span><text:span text:style-name="T56_68"><text:s/></text:span><text:span text:style-name="T56_69">puntuació</text:span><text:span text:style-name="T56_70"><text:s/></text:span><text:span text:style-name="T56_71">obtinguda</text:span><text:span text:style-name="T56_72"><text:s/></text:span><text:span text:style-name="T56_73">al</text:span><text:span text:style-name="T56_74"><text:s/></text:span><text:span text:style-name="T56_75">sumar</text:span><text:span text:style-name="T56_76"><text:s/></text:span><text:span text:style-name="T56_77">totes</text:span><text:span text:style-name="T56_78"><text:s/></text:span><text:span text:style-name="T56_79">les</text:span><text:span text:style-name="T56_80"><text:s/></text:span><text:span text:style-name="T56_81">caselles</text:span><text:span text:style-name="T56_82"><text:s/></text:span><text:span text:style-name="T56_83">fusionades</text:span><text:span text:style-name="T56_84"><text:line-break/><text:line-break/></text:span><text:span text:style-name="T56_85">Moure</text:span><text:span text:style-name="T56_86">(</text:span><text:span text:style-name="T56_87">OrderedSet</text:span><text:span text:style-name="T56_88">(</text:span><text:span text:style-name="T56_89">Casella</text:span><text:span text:style-name="T56_90">)<text:s/></text:span><text:span text:style-name="T56_91">LlistaCaselles</text:span><text:span text:style-name="T56_92">):<text:s/></text:span><text:span text:style-name="T56_93">Integer</text:span><text:span text:style-name="T56_94"><text:line-break/><text:line-break/></text:span><text:span text:style-name="T56_95">L</text:span><text:span text:style-name="T56_96">’<text:s/></text:span><text:span text:style-name="T56_97">algorisme</text:span><text:span text:style-name="T56_98"><text:s/></text:span><text:span text:style-name="T56_99">és</text:span><text:span text:style-name="T56_100"><text:s/></text:span><text:span text:style-name="T56_101">independent</text:span><text:span text:style-name="T56_102"><text:s/></text:span><text:span text:style-name="T56_103">dels</text:span><text:span text:style-name="T56_104"><text:s/></text:span><text:span text:style-name="T56_105">índex</text:span><text:span text:style-name="T56_106"><text:s/></text:span><text:span text:style-name="T56_107">i</text:span><text:span text:style-name="T56_108">,</text:span><text:span text:style-name="T56_109">j</text:span><text:span text:style-name="T56_110"><text:s/></text:span><text:span text:style-name="T56_111">de</text:span><text:span text:style-name="T56_112"><text:s/></text:span><text:span text:style-name="T56_113">les</text:span><text:span text:style-name="T56_114"><text:s/></text:span><text:span text:style-name="T56_115">caselles</text:span><text:span text:style-name="T56_116"><text:s/></text:span><text:span text:style-name="T56_117">i</text:span><text:span text:style-name="T56_118"><text:s/></text:span><text:span text:style-name="T56_119">del</text:span><text:span text:style-name="T56_120"><text:s/></text:span><text:span text:style-name="T56_121">sentit</text:span><text:span text:style-name="T56_122"><text:s/></text:span><text:span text:style-name="T56_123">del</text:span><text:span text:style-name="T56_124"><text:s/></text:span><text:span text:style-name="T56_125">moviment</text:span><text:span text:style-name="T56_126">,<text:s/></text:span><text:span text:style-name="T56_127">Suposa</text:span><text:span text:style-name="T56_128"><text:s/></text:span><text:span text:style-name="T56_129">implícitament</text:span><text:span text:style-name="T56_130"><text:s/></text:span><text:span text:style-name="T56_131">que</text:span><text:span text:style-name="T56_132"><text:s/></text:span><text:span text:style-name="T56_133">el</text:span><text:span text:style-name="T56_134"><text:s/></text:span><text:span text:style-name="T56_135">sentit</text:span><text:span text:style-name="T56_136"><text:s/></text:span><text:span text:style-name="T56_137">del</text:span><text:span text:style-name="T56_138"><text:s/></text:span><text:span text:style-name="T56_139">moviment</text:span><text:span text:style-name="T56_140"><text:s/></text:span><text:span text:style-name="T56_141">és</text:span><text:span text:style-name="T56_142"><text:s/></text:span><text:span text:style-name="T56_143">de</text:span><text:span text:style-name="T56_144"><text:s/></text:span><text:span text:style-name="T56_145">l</text:span><text:span text:style-name="T56_146">’</text:span><text:span text:style-name="T56_147">index</text:span><text:span text:style-name="T56_148"><text:s/></text:span><text:span text:style-name="T56_149">major</text:span><text:span text:style-name="T56_150"><text:s/></text:span><text:span text:style-name="T56_151">del</text:span><text:span text:style-name="T56_152"><text:s/></text:span><text:span text:style-name="T56_153">conjunt</text:span><text:span text:style-name="T56_154"><text:s/></text:span><text:span text:style-name="T56_155">cap</text:span><text:span text:style-name="T56_156"><text:s/></text:span><text:span text:style-name="T56_157">a</text:span><text:span text:style-name="T56_158"><text:s/></text:span><text:span text:style-name="T56_159">l</text:span><text:span text:style-name="T56_160">’</text:span><text:span text:style-name="T56_161">índex</text:span><text:span text:style-name="T56_162"><text:s/></text:span><text:span text:style-name="T56_163">menor</text:span><text:span text:style-name="T56_164">.<text:line-break/></text:span><text:span text:style-name="T56_165">Ex</text:span><text:span text:style-name="T56_166">:<text:s/></text:span><text:span text:style-name="T56_167">El</text:span><text:span text:style-name="T56_168"><text:s/></text:span><text:span text:style-name="T56_169">conjunt</text:span><text:span text:style-name="T56_170"><text:s/></text:span><text:span text:style-name="T56_171">és</text:span><text:span text:style-name="T56_172"><text:s/></text:span><text:span text:style-name="T56_173">aquest</text:span><text:span text:style-name="T56_174">:<text:s/>{2,2,2,0},<text:s/></text:span><text:span text:style-name="T56_175">el</text:span><text:span text:style-name="T56_176"><text:s/></text:span><text:span text:style-name="T56_177">sentit</text:span><text:span text:style-name="T56_178"><text:s/></text:span><text:span text:style-name="T56_179">per</text:span><text:span text:style-name="T56_180"><text:s/></text:span><text:span text:style-name="T56_181">fusionar</text:span><text:span text:style-name="T56_182"><text:s/></text:span><text:span text:style-name="T56_183">serà</text:span><text:span text:style-name="T56_184"><text:s/></text:span><text:span text:style-name="T56_185">sempre</text:span><text:span text:style-name="T56_186"><text:s/></text:span><text:span text:style-name="T56_187">de</text:span><text:span text:style-name="T56_188"><text:s/></text:span><text:span text:style-name="T56_189">dreta</text:span><text:span text:style-name="T56_190"><text:s/></text:span><text:span text:style-name="T56_191">a</text:span><text:span text:style-name="T56_192"><text:s/></text:span><text:span text:style-name="T56_193">esquerra</text:span><text:span text:style-name="T56_194">:<text:s/></text:span><text:span text:style-name="T56_195">Es</text:span><text:span text:style-name="T56_196"><text:s/></text:span><text:span text:style-name="T56_197">fusionarà</text:span><text:span text:style-name="T56_198"><text:s/></text:span><text:span text:style-name="T56_199">primer</text:span><text:span text:style-name="T56_200"><text:s/></text:span><text:span text:style-name="T56_201">els</text:span><text:span text:style-name="T56_202"><text:s/></text:span><text:span text:style-name="T56_203">elements</text:span><text:span text:style-name="T56_204"><text:s/></text:span><text:span text:style-name="T56_205">C</text:span><text:span text:style-name="T56_206">[0]<text:s/></text:span><text:span text:style-name="T56_207">i</text:span><text:span text:style-name="T56_208"><text:s/></text:span><text:span text:style-name="T56_209">C</text:span><text:span text:style-name="T56_210">[1]<text:s/></text:span><text:span text:style-name="T56_211">i</text:span><text:span text:style-name="T56_212"><text:s/></text:span><text:span text:style-name="T56_213">després</text:span><text:span text:style-name="T56_214"><text:s/></text:span><text:span text:style-name="T56_215">es</text:span><text:span text:style-name="T56_216"><text:s/></text:span><text:span text:style-name="T56_217">mourà</text:span><text:span text:style-name="T56_218"><text:s/></text:span><text:span text:style-name="T56_219">l</text:span><text:span text:style-name="T56_220">’</text:span><text:span text:style-name="T56_221">element</text:span><text:span text:style-name="T56_222"><text:s/></text:span><text:span text:style-name="T56_223">C</text:span><text:span text:style-name="T56_224">[2]<text:s/></text:span><text:span text:style-name="T56_225">cap</text:span><text:span text:style-name="T56_226"><text:s/></text:span><text:span text:style-name="T56_227">a</text:span><text:span text:style-name="T56_228"><text:s/></text:span><text:span text:style-name="T56_229">la</text:span><text:span text:style-name="T56_230"><text:s/></text:span><text:span text:style-name="T56_231">posició</text:span><text:span text:style-name="T56_232"><text:s/></text:span><text:span text:style-name="T56_233">C</text:span><text:span text:style-name="T56_234">[1]:<text:s/>{4,2,0,0}</text:span></text:p>
        </text:list-item>
      </text:list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<text:span text:style-name="T72_1">Exemple</text:span><text:span text:style-name="T72_2"><text:s/></text:span><text:span text:style-name="T72_3">complet</text:span><text:span text:style-name="T72_4">:</text:span></text:p>
      <text:p text:style-name="P73"/>
      <text:p text:style-name="P74"><text:span text:style-name="T74_1">Rebem</text:span><text:span text:style-name="T74_2"><text:s/></text:span><text:span text:style-name="T74_3">un</text:span><text:span text:style-name="T74_4"><text:s/></text:span><text:span text:style-name="T74_5">moviment</text:span><text:span text:style-name="T74_6"><text:s/></text:span><text:span text:style-name="T74_7">cap</text:span><text:span text:style-name="T74_8"><text:s/></text:span><text:span text:style-name="T74_9">a</text:span><text:span text:style-name="T74_10"><text:s/></text:span><text:span text:style-name="T74_11">la</text:span><text:span text:style-name="T74_12"><text:s/></text:span><text:span text:style-name="T74_13">dreta</text:span><text:span text:style-name="T74_14">:</text:span></text:p>
      <text:p text:style-name="P75"><text:span text:style-name="T75_1">Situació</text:span><text:span text:style-name="T75_2"><text:s/></text:span><text:span text:style-name="T75_3">Inicial</text:span><text:span text:style-name="T75_4">:</text:span></text:p>
      <table:table table:style-name="Table4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7">
          <table:table-cell table:style-name="Cell25">
            <text:p text:style-name="P76"><text:span text:style-name="T76_1">2</text:span></text:p>
          </table:table-cell>
          <table:table-cell table:style-name="Cell26">
            <text:p text:style-name="P77"/>
          </table:table-cell>
          <table:table-cell table:style-name="Cell27">
            <text:p text:style-name="P78"><text:span text:style-name="T78_1">2</text:span></text:p>
          </table:table-cell>
          <table:table-cell table:style-name="Cell28">
            <text:p text:style-name="P79"><text:span text:style-name="T79_1">2</text:span></text:p>
          </table:table-cell>
        </table:table-row>
        <table:table-row table:style-name="Row8">
          <table:table-cell table:style-name="Cell29">
            <text:p text:style-name="P80"><text:span text:style-name="T80_1">4</text:span></text:p>
          </table:table-cell>
          <table:table-cell table:style-name="Cell30">
            <text:p text:style-name="P81"><text:span text:style-name="T81_1">4</text:span></text:p>
          </table:table-cell>
          <table:table-cell table:style-name="Cell31">
            <text:p text:style-name="P82"/>
          </table:table-cell>
          <table:table-cell table:style-name="Cell32">
            <text:p text:style-name="P83"/>
          </table:table-cell>
        </table:table-row>
        <table:table-row table:style-name="Row9">
          <table:table-cell table:style-name="Cell33">
            <text:p text:style-name="P84"><text:span text:style-name="T84_1">2</text:span></text:p>
          </table:table-cell>
          <table:table-cell table:style-name="Cell34">
            <text:p text:style-name="P85"/>
          </table:table-cell>
          <table:table-cell table:style-name="Cell35">
            <text:p text:style-name="P86"/>
          </table:table-cell>
          <table:table-cell table:style-name="Cell36">
            <text:p text:style-name="P87"><text:span text:style-name="T87_1">4</text:span></text:p>
          </table:table-cell>
        </table:table-row>
        <table:table-row table:style-name="Row10">
          <table:table-cell table:style-name="Cell37">
            <text:p text:style-name="P88"><text:span text:style-name="T88_1">2</text:span></text:p>
          </table:table-cell>
          <table:table-cell table:style-name="Cell38">
            <text:p text:style-name="P89"><text:span text:style-name="T89_1">2</text:span></text:p>
          </table:table-cell>
          <table:table-cell table:style-name="Cell39">
            <text:p text:style-name="P90"/>
          </table:table-cell>
          <table:table-cell table:style-name="Cell40">
            <text:p text:style-name="P91"/>
          </table:table-cell>
        </table:table-row>
      </table:table>
      <text:p text:style-name="P92"><text:span text:style-name="T92_1">Apliquem</text:span><text:span text:style-name="T92_2"><text:s/></text:span><text:span text:style-name="T92_3">la</text:span><text:span text:style-name="T92_4"><text:s/></text:span><text:span text:style-name="T92_5">funció</text:span><text:span text:style-name="T92_6"><text:s/></text:span><text:span text:style-name="T92_7">Separar</text:span><text:span text:style-name="T92_8">,<text:s/></text:span><text:span text:style-name="T92_9">es</text:span><text:span text:style-name="T92_10"><text:s/></text:span><text:span text:style-name="T92_11">retornen</text:span><text:span text:style-name="T92_12"><text:s/>4<text:s/></text:span><text:span text:style-name="T92_13">conjunts</text:span><text:span text:style-name="T92_14"><text:s/></text:span><text:span text:style-name="T92_15">amb</text:span><text:span text:style-name="T92_16"><text:s/></text:span><text:span text:style-name="T92_17">aquesta</text:span><text:span text:style-name="T92_18"><text:s/></text:span><text:span text:style-name="T92_19">forma</text:span><text:span text:style-name="T92_20">:</text:span></text:p>
      <text:p text:style-name="P93"/>
      <table:table table:style-name="Table5"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1">
          <table:table-cell table:style-name="Cell41">
            <text:p text:style-name="P94"><text:span text:style-name="T94_1">2</text:span></text:p>
          </table:table-cell>
          <table:table-cell table:style-name="Cell42">
            <text:p text:style-name="P95"><text:span text:style-name="T95_1">2</text:span></text:p>
          </table:table-cell>
          <table:table-cell table:style-name="Cell43">
            <text:p text:style-name="P96"/>
          </table:table-cell>
          <table:table-cell table:style-name="Cell44">
            <text:p text:style-name="P97"><text:span text:style-name="T97_1">2</text:span></text:p>
          </table:table-cell>
        </table:table-row>
      </table:table>
      <text:p text:style-name="P98"/>
      <table:table table:style-name="Table6"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12">
          <table:table-cell table:style-name="Cell45">
            <text:p text:style-name="P99"/>
          </table:table-cell>
          <table:table-cell table:style-name="Cell46">
            <text:p text:style-name="P100"/>
          </table:table-cell>
          <table:table-cell table:style-name="Cell47">
            <text:p text:style-name="P101"><text:span text:style-name="T101_1">4</text:span></text:p>
          </table:table-cell>
          <table:table-cell table:style-name="Cell48">
            <text:p text:style-name="P102"><text:span text:style-name="T102_1">4</text:span></text:p>
          </table:table-cell>
        </table:table-row>
      </table:table>
      <text:p text:style-name="P103"/>
      <table:table table:style-name="Table7"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13">
          <table:table-cell table:style-name="Cell49">
            <text:p text:style-name="P104"><text:span text:style-name="T104_1">4</text:span></text:p>
          </table:table-cell>
          <table:table-cell table:style-name="Cell50">
            <text:p text:style-name="P105"/>
          </table:table-cell>
          <table:table-cell table:style-name="Cell51">
            <text:p text:style-name="P106"/>
          </table:table-cell>
          <table:table-cell table:style-name="Cell52">
            <text:p text:style-name="P107"><text:span text:style-name="T107_1">2</text:span></text:p>
          </table:table-cell>
        </table:table-row>
      </table:table>
      <text:p text:style-name="P108"/>
      <table:table table:style-name="Table8">
        <table:table-column table:style-name="Column29"/>
        <table:table-column table:style-name="Column30"/>
        <table:table-column table:style-name="Column31"/>
        <table:table-column table:style-name="Column32"/>
        <table:table-row table:style-name="Row14">
          <table:table-cell table:style-name="Cell53">
            <text:p text:style-name="P109"/>
          </table:table-cell>
          <table:table-cell table:style-name="Cell54">
            <text:p text:style-name="P110"/>
          </table:table-cell>
          <table:table-cell table:style-name="Cell55">
            <text:p text:style-name="P111"><text:span text:style-name="T111_1">2</text:span></text:p>
          </table:table-cell>
          <table:table-cell table:style-name="Cell56">
            <text:p text:style-name="P112"><text:span text:style-name="T112_1">2</text:span></text:p>
          </table:table-cell>
        </table:table-row>
      </table:table>
      <text:p text:style-name="P113"/>
      <text:p text:style-name="P114"><text:span text:style-name="T114_1">Per</text:span><text:span text:style-name="T114_2"><text:s/></text:span><text:span text:style-name="T114_3">cada</text:span><text:span text:style-name="T114_4"><text:s/></text:span><text:span text:style-name="T114_5">conjunt</text:span><text:span text:style-name="T114_6">,<text:s/></text:span><text:span text:style-name="T114_7">apliquem</text:span><text:span text:style-name="T114_8"><text:s/></text:span><text:span text:style-name="T114_9">la</text:span><text:span text:style-name="T114_10"><text:s/></text:span><text:span text:style-name="T114_11">funció</text:span><text:span text:style-name="T114_12"><text:s/></text:span><text:span text:style-name="T114_13">Moure</text:span><text:span text:style-name="T114_14">,<text:s/></text:span><text:span text:style-name="T114_15">aquesta</text:span><text:span text:style-name="T114_16"><text:s/></text:span><text:span text:style-name="T114_17">mourà</text:span><text:span text:style-name="T114_18"><text:s/></text:span><text:span text:style-name="T114_19">els</text:span><text:span text:style-name="T114_20"><text:s/></text:span><text:span text:style-name="T114_21">elements</text:span><text:span text:style-name="T114_22"><text:s/></text:span><text:span text:style-name="T114_23">cap</text:span><text:span text:style-name="T114_24"><text:s/></text:span><text:span text:style-name="T114_25">al</text:span><text:span text:style-name="T114_26"><text:s/></text:span><text:span text:style-name="T114_27">sentit</text:span><text:span text:style-name="T114_28"><text:s/></text:span><text:span text:style-name="T114_29">de</text:span><text:span text:style-name="T114_30"><text:s/></text:span><text:span text:style-name="T114_31">l</text:span><text:span text:style-name="T114_32">’</text:span><text:span text:style-name="T114_33">índex</text:span><text:span text:style-name="T114_34"><text:s/></text:span><text:span text:style-name="T114_35">major</text:span><text:span text:style-name="T114_36"><text:s/></text:span><text:span text:style-name="T114_37">cap</text:span><text:span text:style-name="T114_38"><text:s/></text:span><text:span text:style-name="T114_39">al</text:span><text:span text:style-name="T114_40"><text:s/></text:span><text:span text:style-name="T114_41">menor</text:span><text:span text:style-name="T114_42">:</text:span></text:p>
      <text:p text:style-name="P115"/>
      <table:table table:style-name="Table9">
        <table:table-column table:style-name="Column33"/>
        <table:table-column table:style-name="Column34"/>
        <table:table-column table:style-name="Column35"/>
        <table:table-column table:style-name="Column36"/>
        <table:table-row table:style-name="Row15">
          <table:table-cell table:style-name="Cell57">
            <text:p text:style-name="P116"><text:span text:style-name="T116_1">4</text:span></text:p>
          </table:table-cell>
          <table:table-cell table:style-name="Cell58">
            <text:p text:style-name="P117"><text:span text:style-name="T117_1">2</text:span></text:p>
          </table:table-cell>
          <table:table-cell table:style-name="Cell59">
            <text:p text:style-name="P118"/>
          </table:table-cell>
          <table:table-cell table:style-name="Cell60">
            <text:p text:style-name="P119"/>
          </table:table-cell>
        </table:table-row>
      </table:table>
      <text:p text:style-name="P120"/>
      <table:table table:style-name="Table10"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16">
          <table:table-cell table:style-name="Cell61">
            <text:p text:style-name="P121"><text:span text:style-name="T121_1">8</text:span></text:p>
          </table:table-cell>
          <table:table-cell table:style-name="Cell62">
            <text:p text:style-name="P122"/>
          </table:table-cell>
          <table:table-cell table:style-name="Cell63">
            <text:p text:style-name="P123"/>
          </table:table-cell>
          <table:table-cell table:style-name="Cell64">
            <text:p text:style-name="P124"/>
          </table:table-cell>
        </table:table-row>
      </table:table>
      <text:p text:style-name="P125"/>
      <table:table table:style-name="Table11"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17">
          <table:table-cell table:style-name="Cell65">
            <text:p text:style-name="P126"><text:span text:style-name="T126_1">4</text:span></text:p>
          </table:table-cell>
          <table:table-cell table:style-name="Cell66">
            <text:p text:style-name="P127"><text:span text:style-name="T127_1">2</text:span></text:p>
          </table:table-cell>
          <table:table-cell table:style-name="Cell67">
            <text:p text:style-name="P128"/>
          </table:table-cell>
          <table:table-cell table:style-name="Cell68">
            <text:p text:style-name="P129"/>
          </table:table-cell>
        </table:table-row>
      </table:table>
      <text:p text:style-name="P130"/>
      <table:table table:style-name="Table12">
        <table:table-column table:style-name="Column45"/>
        <table:table-column table:style-name="Column46"/>
        <table:table-column table:style-name="Column47"/>
        <table:table-column table:style-name="Column48"/>
        <table:table-row table:style-name="Row18">
          <table:table-cell table:style-name="Cell69">
            <text:p text:style-name="P131"><text:span text:style-name="T131_1">4</text:span></text:p>
          </table:table-cell>
          <table:table-cell table:style-name="Cell70">
            <text:p text:style-name="P132"/>
          </table:table-cell>
          <table:table-cell table:style-name="Cell71">
            <text:p text:style-name="P133"/>
          </table:table-cell>
          <table:table-cell table:style-name="Cell72">
            <text:p text:style-name="P134"/>
          </table:table-cell>
        </table:table-row>
      </table:table>
      <text:p text:style-name="P135"/>
      <text:p text:style-name="P136"><text:span text:style-name="T136_1">Automàticament</text:span><text:span text:style-name="T136_2"><text:s/></text:span><text:span text:style-name="T136_3">el</text:span><text:span text:style-name="T136_4"><text:s/></text:span><text:span text:style-name="T136_5">taulell</text:span><text:span text:style-name="T136_6"><text:s/></text:span><text:span text:style-name="T136_7">quedarà</text:span><text:span text:style-name="T136_8"><text:s/></text:span><text:span text:style-name="T136_9">d</text:span><text:span text:style-name="T136_10">’</text:span><text:span text:style-name="T136_11">aquesta</text:span><text:span text:style-name="T136_12"><text:s/></text:span><text:span text:style-name="T136_13">forma</text:span><text:span text:style-name="T136_14">,<text:s/></text:span><text:span text:style-name="T136_15">ja</text:span><text:span text:style-name="T136_16"><text:s/></text:span><text:span text:style-name="T136_17">que</text:span><text:span text:style-name="T136_18"><text:s/></text:span><text:span text:style-name="T136_19">no</text:span><text:span text:style-name="T136_20"><text:s/></text:span><text:span text:style-name="T136_21">haurem</text:span><text:span text:style-name="T136_22"><text:s/></text:span><text:span text:style-name="T136_23">modificat</text:span><text:span text:style-name="T136_24"><text:s/></text:span><text:span text:style-name="T136_25">cap</text:span><text:span text:style-name="T136_26"><text:s/></text:span><text:span text:style-name="T136_27">índex</text:span><text:span text:style-name="T136_28">,<text:s/></text:span><text:span text:style-name="T136_29">sols</text:span><text:span text:style-name="T136_30"><text:s/></text:span><text:span text:style-name="T136_31">els</text:span><text:span text:style-name="T136_32"><text:s/></text:span><text:span text:style-name="T136_33">nombres</text:span><text:span text:style-name="T136_34"><text:s/></text:span><text:span text:style-name="T136_35">dels</text:span><text:span text:style-name="T136_36"><text:s/></text:span><text:span text:style-name="T136_37">objectes</text:span><text:span text:style-name="T136_38">:</text:span></text:p>
      <text:p text:style-name="P137"/>
      <table:table table:style-name="Table13">
        <table:table-column table:style-name="Column49"/>
        <table:table-column table:style-name="Column50"/>
        <table:table-column table:style-name="Column51"/>
        <table:table-column table:style-name="Column52"/>
        <table:table-row table:style-name="Row19">
          <table:table-cell table:style-name="Cell73">
            <text:p text:style-name="P138"/>
          </table:table-cell>
          <table:table-cell table:style-name="Cell74">
            <text:p text:style-name="P139"/>
          </table:table-cell>
          <table:table-cell table:style-name="Cell75">
            <text:p text:style-name="P140"><text:span text:style-name="T140_1">2</text:span></text:p>
          </table:table-cell>
          <table:table-cell table:style-name="Cell76">
            <text:p text:style-name="P141"><text:span text:style-name="T141_1">4</text:span></text:p>
          </table:table-cell>
        </table:table-row>
        <table:table-row table:style-name="Row20">
          <table:table-cell table:style-name="Cell77">
            <text:p text:style-name="P142"/>
          </table:table-cell>
          <table:table-cell table:style-name="Cell78">
            <text:p text:style-name="P143"/>
          </table:table-cell>
          <table:table-cell table:style-name="Cell79">
            <text:p text:style-name="P144"/>
          </table:table-cell>
          <table:table-cell table:style-name="Cell80">
            <text:p text:style-name="P145"><text:span text:style-name="T145_1">8</text:span></text:p>
          </table:table-cell>
        </table:table-row>
        <table:table-row table:style-name="Row21">
          <table:table-cell table:style-name="Cell81">
            <text:p text:style-name="P146"/>
          </table:table-cell>
          <table:table-cell table:style-name="Cell82">
            <text:p text:style-name="P147"/>
          </table:table-cell>
          <table:table-cell table:style-name="Cell83">
            <text:p text:style-name="P148"><text:span text:style-name="T148_1">2</text:span></text:p>
          </table:table-cell>
          <table:table-cell table:style-name="Cell84">
            <text:p text:style-name="P149"><text:span text:style-name="T149_1">4</text:span></text:p>
          </table:table-cell>
        </table:table-row>
        <table:table-row table:style-name="Row22">
          <table:table-cell table:style-name="Cell85">
            <text:p text:style-name="P150"/>
          </table:table-cell>
          <table:table-cell table:style-name="Cell86">
            <text:p text:style-name="P151"/>
          </table:table-cell>
          <table:table-cell table:style-name="Cell87">
            <text:p text:style-name="P152"/>
          </table:table-cell>
          <table:table-cell table:style-name="Cell88">
            <text:p text:style-name="P153"><text:span text:style-name="T153_1">4</text:span>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